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February 22, 2022 (03:45: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0:46:00Z</meta:creation-date>
    <dc:date>2022-02-22T20:46:00Z</dc:date>
    <meta:user-defined meta:name="date" meta:value-type="string">February  22, 2022 (03:45: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